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apsingBorderModelEyeCatching.determineWinner( BorderSpecification border1 , BorderSpecification border2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llapsingBorderModelEyeCatching.determineWinner( BorderSpecification border1 , BorderSpecification border2 , boolean disca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